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Poppins" svg:font-family="Poppins" style:font-family-generic="modern" style:font-pitch="variable" svg:panose-1="0 0 0 0 0 0 0 0 0 0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style:font-name="Poppins" style:font-name-complex="Poppins" fo:font-weight="bold" style:font-weight-asian="bold" fo:font-size="36pt" style:font-size-asian="36pt"/>
    </style:style>
    <style:style style:name="P2" style:parent-style-name="NoSpacing" style:family="paragraph">
      <style:paragraph-properties fo:text-align="center"/>
      <style:text-properties style:font-name="Poppins" style:font-name-complex="Poppins" fo:font-size="20pt" style:font-size-asian="20pt"/>
    </style:style>
    <style:style style:name="P3" style:parent-style-name="NoSpacing" style:family="paragraph">
      <style:paragraph-properties fo:text-align="center"/>
    </style:style>
    <style:style style:name="T4" style:parent-style-name="Hyperlink" style:family="text">
      <style:text-properties style:font-name="Poppins" style:font-name-complex="Poppins" fo:font-size="16pt" style:font-size-asian="16pt"/>
    </style:style>
    <style:style style:name="P5" style:parent-style-name="NoSpacing" style:family="paragraph">
      <style:paragraph-properties fo:text-align="center"/>
    </style:style>
    <style:style style:name="P6" style:parent-style-name="NoSpacing" style:family="paragraph">
      <style:paragraph-properties fo:text-align="center"/>
    </style:style>
    <style:style style:name="P7" style:parent-style-name="NoSpacing" style:family="paragraph">
      <style:text-properties style:font-name="Poppins" style:font-name-complex="Poppins" fo:font-weight="bold" style:font-weight-asian="bold" fo:font-size="12pt" style:font-size-asian="12pt"/>
    </style:style>
    <style:style style:name="P8" style:parent-style-name="NoSpacing" style:family="paragraph">
      <style:text-properties style:font-name="Poppins" style:font-name-complex="Poppins" fo:font-size="12pt" style:font-size-asian="12pt"/>
    </style:style>
    <style:style style:name="P9" style:parent-style-name="NoSpacing" style:family="paragraph">
      <style:text-properties style:font-name="Poppins" style:font-name-complex="Poppins" fo:font-weight="bold" style:font-weight-asian="bold" fo:font-size="12pt" style:font-size-asian="12pt"/>
    </style:style>
    <style:style style:name="P10" style:parent-style-name="NoSpacing" style:family="paragraph">
      <style:text-properties style:font-name="Poppins" style:font-name-complex="Poppins" fo:font-weight="bold" style:font-weight-asian="bold" fo:font-size="12pt" style:font-size-asian="12pt"/>
    </style:style>
    <style:style style:name="P11" style:parent-style-name="NoSpacing" style:family="paragraph">
      <style:text-properties style:font-name="Poppins" style:font-name-complex="Poppins" fo:font-size="12pt" style:font-size-asian="12pt"/>
    </style:style>
    <style:style style:name="P12" style:parent-style-name="NoSpacing" style:family="paragraph">
      <style:text-properties style:font-name="Poppins" style:font-name-complex="Poppins" fo:font-weight="bold" style:font-weight-asian="bold" fo:font-size="12pt" style:font-size-asian="12pt"/>
    </style:style>
    <style:style style:name="P13" style:parent-style-name="NoSpacing" style:family="paragraph">
      <style:text-properties style:font-name="Poppins" style:font-name-complex="Poppins" fo:font-weight="bold" style:font-weight-asian="bold" fo:font-size="12pt" style:font-size-asian="12pt"/>
    </style:style>
    <style:style style:name="P14" style:parent-style-name="NoSpacing" style:family="paragraph">
      <style:text-properties style:font-name="Poppins" style:font-name-complex="Poppins" fo:font-size="12pt" style:font-size-asian="12pt"/>
    </style:style>
    <style:style style:name="P15" style:parent-style-name="NoSpacing" style:family="paragraph">
      <style:text-properties style:font-name="Poppins" style:font-name-complex="Poppins" fo:font-size="12pt" style:font-size-asian="12pt"/>
    </style:style>
    <style:style style:name="P16" style:parent-style-name="NoSpacing" style:family="paragraph">
      <style:text-properties style:font-name="Poppins" style:font-name-complex="Poppins" fo:font-size="12pt" style:font-size-asian="12pt"/>
    </style:style>
    <style:style style:name="P17" style:parent-style-name="NoSpacing" style:family="paragraph">
      <style:text-properties style:font-name="Poppins" style:font-name-complex="Poppins" fo:font-size="12pt" style:font-size-asian="12pt"/>
    </style:style>
    <style:style style:name="P18" style:parent-style-name="NoSpacing" style:family="paragraph">
      <style:text-properties style:font-name="Poppins" style:font-name-complex="Poppins" fo:font-size="12pt" style:font-size-asian="12pt"/>
    </style:style>
    <style:style style:name="P19" style:parent-style-name="NoSpacing" style:family="paragraph">
      <style:text-properties style:font-name="Poppins" style:font-name-complex="Poppins" fo:font-size="12pt" style:font-size-asian="12pt"/>
    </style:style>
    <style:style style:name="P20" style:parent-style-name="NoSpacing" style:family="paragraph">
      <style:text-properties style:font-name="Poppins" style:font-name-complex="Poppins" fo:font-size="12pt" style:font-size-asian="12pt"/>
    </style:style>
    <style:style style:name="P21" style:parent-style-name="NoSpacing" style:family="paragraph">
      <style:text-properties style:font-name="Poppins" style:font-name-complex="Poppins" fo:font-size="12pt" style:font-size-asian="12pt"/>
    </style:style>
    <style:style style:name="P22" style:parent-style-name="NoSpacing" style:family="paragraph">
      <style:text-properties style:font-name="Poppins" style:font-name-complex="Poppins" fo:font-size="12pt" style:font-size-asian="12pt"/>
    </style:style>
    <style:style style:name="P23" style:parent-style-name="NoSpacing" style:family="paragraph">
      <style:text-properties style:font-name="Poppins" style:font-name-complex="Poppins" fo:font-size="12pt" style:font-size-asian="12pt"/>
    </style:style>
    <style:style style:name="P24" style:parent-style-name="NoSpacing" style:family="paragraph">
      <style:text-properties style:font-name="Poppins" style:font-name-complex="Poppins" fo:font-weight="bold" style:font-weight-asian="bold" fo:font-size="12pt" style:font-size-asian="12pt"/>
    </style:style>
    <style:style style:name="T25" style:parent-style-name="DefaultParagraphFont" style:family="text">
      <style:text-properties style:font-name="Poppins" style:font-name-complex="Poppins" fo:color="#E7E6E6" fo:font-size="12pt" style:font-size-asian="12pt"/>
    </style:style>
    <style:style style:name="T26" style:parent-style-name="DefaultParagraphFont" style:family="text">
      <style:text-properties style:font-name="Poppins" style:font-name-complex="Poppins" fo:font-size="12pt" style:font-size-asian="12pt"/>
    </style:style>
    <style:style style:name="T27" style:parent-style-name="DefaultParagraphFont" style:family="text">
      <style:text-properties style:font-name="Poppins" style:font-name-complex="Poppins" fo:color="#E7E6E6" fo:font-size="12pt" style:font-size-asian="12pt"/>
    </style:style>
    <style:style style:name="T28" style:parent-style-name="DefaultParagraphFont" style:family="text">
      <style:text-properties style:font-name="Poppins" style:font-name-complex="Poppins" fo:font-size="12pt" style:font-size-asian="12pt"/>
    </style:style>
    <style:style style:name="T29" style:parent-style-name="DefaultParagraphFont" style:family="text">
      <style:text-properties style:font-name="Poppins" style:font-name-complex="Poppins" fo:color="#E7E6E6" fo:font-size="12pt" style:font-size-asian="12pt"/>
    </style:style>
    <style:style style:name="T30" style:parent-style-name="DefaultParagraphFont" style:family="text">
      <style:text-properties style:font-name="Poppins" style:font-name-complex="Poppins" fo:font-size="12pt" style:font-size-asian="12pt"/>
    </style:style>
    <style:style style:name="T31" style:parent-style-name="DefaultParagraphFont" style:family="text">
      <style:text-properties style:font-name="Poppins" style:font-name-complex="Poppins" fo:color="#E7E6E6" fo:font-size="12pt" style:font-size-asian="12pt"/>
    </style:style>
    <style:style style:name="T32" style:parent-style-name="DefaultParagraphFont" style:family="text">
      <style:text-properties style:font-name="Poppins" style:font-name-complex="Poppins" fo:font-size="12pt" style:font-size-asian="12pt"/>
    </style:style>
    <style:style style:name="T33" style:parent-style-name="DefaultParagraphFont" style:family="text">
      <style:text-properties style:font-name="Poppins" style:font-name-complex="Poppins" fo:color="#E7E6E6" fo:font-size="12pt" style:font-size-asian="12pt"/>
    </style:style>
    <style:style style:name="T34" style:parent-style-name="DefaultParagraphFont" style:family="text">
      <style:text-properties style:font-name="Poppins" style:font-name-complex="Poppins" fo:font-size="12pt" style:font-size-asian="12pt"/>
    </style:style>
    <style:style style:name="P35" style:parent-style-name="NoSpacing" style:family="paragraph">
      <style:text-properties style:font-name="Poppins" style:font-name-complex="Poppins" fo:font-size="12pt" style:font-size-asian="12pt"/>
    </style:style>
    <style:style style:name="P36" style:parent-style-name="NoSpacing" style:family="paragraph">
      <style:text-properties style:font-name="Poppins" style:font-name-complex="Poppins" fo:font-size="12pt" style:font-size-asian="12pt"/>
    </style:style>
    <style:style style:name="P37" style:parent-style-name="NoSpacing" style:family="paragraph">
      <style:text-properties style:font-name="Poppins" style:font-name-complex="Poppins" fo:font-size="12pt" style:font-size-asian="12pt"/>
    </style:style>
    <style:style style:name="P38" style:parent-style-name="NoSpacing" style:family="paragraph">
      <style:text-properties style:font-name="Poppins" style:font-name-complex="Poppins" fo:font-size="12pt" style:font-size-asian="12pt"/>
    </style:style>
    <style:style style:name="P39" style:parent-style-name="NoSpacing" style:family="paragraph">
      <style:text-properties style:font-name="Poppins" style:font-name-complex="Poppins" fo:font-size="12pt" style:font-size-asian="12pt"/>
    </style:style>
    <style:style style:name="T40" style:parent-style-name="DefaultParagraphFont" style:family="text">
      <style:text-properties style:font-name="Poppins" style:font-name-complex="Poppins" fo:font-size="12pt" style:font-size-asian="12pt"/>
    </style:style>
    <style:style style:name="T41" style:parent-style-name="DefaultParagraphFont" style:family="text">
      <style:text-properties style:font-name="Poppins" style:font-name-complex="Poppins" fo:font-size="9pt" style:font-size-asian="9pt"/>
    </style:style>
    <style:style style:name="T42" style:parent-style-name="DefaultParagraphFont" style:family="text">
      <style:text-properties style:font-name="Poppins" style:font-name-complex="Poppins" fo:color="#FF0000" fo:font-size="9pt" style:font-size-asian="9pt"/>
    </style:style>
  </office:automatic-styles>
  <office:body>
    <office:text text:use-soft-page-breaks="true">
      <text:p text:style-name="P1">Whitepaper</text:p>
      <text:p text:style-name="P2">Isengard Token (ISET)</text:p>
      <text:p text:style-name="P3"><text:a xlink:href="../www.isengard.market" office:target-frame-name="_top" xlink:show="replace"><text:span text:style-name="T4">www.isengard.market</text:span></text:a></text:p>
      <text:p text:style-name="P5"/>
      <text:p text:style-name="P6"/>
      <text:p text:style-name="P7">Introduction:</text:p>
      <text:p text:style-name="P8">As the Elrond ecosystem grows in the middle earth, Isengard intends to become known as the largest marketplace for ESDT tokens and for all living things in the Elrond Blockchain.</text:p>
      <text:p text:style-name="P9"/>
      <text:p text:style-name="P10">What is the Isengard Marketplace?</text:p>
      <text:p text:style-name="P11">The Isengard Marketplace is the place where Orcs, Elves, Dwarves and Hobbits meet in order to exchange goods, tokens, digital art, love and life.</text:p>
      <text:p text:style-name="P12"/>
      <text:p text:style-name="P13">The Isengard Token</text:p>
      <text:p text:style-name="P14"/>
      <text:p text:style-name="P15">Earn up to 20% APR by Staking ( Coming soon )</text:p>
      <text:p text:style-name="P16">You will be able to use ISET to access the featured market which contains exclusive offers.</text:p>
      <text:p text:style-name="P17">Owning ISET will allow you to purchase NFTs for an ABSOLUTE 0% fee. That's right. NO FEE if you're using ISET.</text:p>
      <text:p text:style-name="P18">You willbe able join drops and raffles on Isengard Marketplace</text:p>
      <text:p text:style-name="P19">You will be able buy exclusive content for your profile.</text:p>
      <text:p text:style-name="P20">We plan to list Isengard Token on the Maiar DEX so you can for example be one of the first to create a staking pool for ISET.</text:p>
      <text:p text:style-name="P21"/>
      <text:p text:style-name="P22"/>
      <text:p text:style-name="P23"/>
      <text:soft-page-break/>
      <text:p text:style-name="P24">Isengard Token Details:</text:p>
      <text:p text:style-name="NoSpacing"><text:span text:style-name="T25">Token name:<text:s/></text:span><text:span text:style-name="T26">IsengardToken</text:span></text:p>
      <text:p text:style-name="NoSpacing"><text:span text:style-name="T27">Token Symbol</text:span><text:span text:style-name="T28">: IEST</text:span></text:p>
      <text:p text:style-name="NoSpacing"><text:span text:style-name="T29">Token Type:<text:s/></text:span><text:span text:style-name="T30">ESDT</text:span></text:p>
      <text:p text:style-name="NoSpacing"><text:span text:style-name="T31">Decimals Support</text:span><text:span text:style-name="T32">: 6</text:span></text:p>
      <text:p text:style-name="NoSpacing"><text:span text:style-name="T33">Total Supply</text:span><text:span text:style-name="T34">: 500,000,000</text:span></text:p>
      <text:p text:style-name="P35"/>
      <text:p text:style-name="P36">Earn up to 20% APR by Staking ( Coming soon )</text:p>
      <text:p text:style-name="P37">You will be able to use ISET to access the featured market which contains exclusive offers.</text:p>
      <text:p text:style-name="P38">Owning ISET will allow you to purchase NFTs for an ABSOLUTE 0% fee. That's right. NO FEE if you're using ISET.</text:p>
      <text:p text:style-name="P39"/>
      <text:p text:style-name="NoSpacing"><text:span text:style-name="T40">Version 0.1 Revised on 31.10.2021<text:s/></text:span><text:span text:style-name="T41"><text:s/></text:span></text:p>
      <text:p text:style-name="NoSpacing"><text:span text:style-name="T42">Please note that this is a Draft Whitepaper. The v1 whitepaper will be released before 30.11.202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Poppins" svg:font-family="Poppins" style:font-family-generic="moder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1-10-31T21:39:00Z</meta:creation-date>
    <dc:date>2021-10-31T21:49:00Z</dc:date>
    <meta:template xlink:href="Normal.dotm" xlink:type="simple"/>
    <meta:editing-cycles>1</meta:editing-cycles>
    <meta:editing-duration>PT600S</meta:editing-duration>
    <meta:document-statistic meta:page-count="2" meta:paragraph-count="2" meta:word-count="224" meta:character-count="1500" meta:row-count="10" meta:non-whitespace-character-count="1278"/>
  </office:meta>
</office:document-meta>
</file>